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uestion:find the index of element using linear and binary search</text:p>
      <text:p text:style-name="Standard">solution:</text:p>
      <text:p text:style-name="Standard">#include&lt;iostream&gt;</text:p>
      <text:p text:style-name="Standard">#include&lt;algorithm&gt;</text:p>
      <text:p text:style-name="Standard">using namespace std;</text:p>
      <text:p text:style-name="Standard">class SearchingAlgo</text:p>
      <text:p text:style-name="Standard">{</text:p>
      <text:p text:style-name="Standard"><text:s text:c="4"/>public:</text:p>
      <text:p text:style-name="Standard"><text:s text:c="4"/>int size;</text:p>
      <text:p text:style-name="Standard"><text:s text:c="4"/>int target;</text:p>
      <text:p text:style-name="Standard"><text:s text:c="4"/>int *arr;</text:p>
      <text:p text:style-name="Standard"><text:s text:c="4"/>bool sorted;</text:p>
      <text:p text:style-name="Standard"><text:s text:c="4"/>SearchingAlgo(int size,int target)</text:p>
      <text:p text:style-name="Standard"><text:s text:c="4"/>{</text:p>
      <text:p text:style-name="Standard"><text:s text:c="8"/>this-&gt;size=size;</text:p>
      <text:p text:style-name="Standard"><text:s text:c="8"/>this-&gt;target=target;</text:p>
      <text:p text:style-name="Standard"><text:s text:c="8"/>arr=new int[size];</text:p>
      <text:p text:style-name="Standard"><text:s text:c="8"/>cout&lt;&lt;endl&lt;&lt;"Enter the array ";</text:p>
      <text:p text:style-name="Standard"><text:s text:c="8"/>for(int i=0;i&lt;size;i++)</text:p>
      <text:p text:style-name="Standard"><text:s text:c="8"/>{</text:p>
      <text:p text:style-name="Standard"><text:s text:c="12"/>cin&gt;&gt;arr[i];</text:p>
      <text:p text:style-name="Standard"><text:s text:c="8"/>}</text:p>
      <text:p text:style-name="Standard"><text:s text:c="8"/>sorted=is_sorted(arr,arr+size);</text:p>
      <text:p text:style-name="Standard"/>
      <text:p text:style-name="Standard"><text:s text:c="8"/>if (sorted)</text:p>
      <text:p text:style-name="Standard"><text:s text:c="8"/>{</text:p>
      <text:p text:style-name="Standard"><text:s text:c="12"/>cout&lt;&lt;"Array is sorted"&lt;&lt;endl;</text:p>
      <text:p text:style-name="Standard"><text:s text:c="8"/>}</text:p>
      <text:p text:style-name="Standard"><text:s text:c="8"/>else</text:p>
      <text:p text:style-name="Standard"><text:s text:c="8"/>{</text:p>
      <text:p text:style-name="Standard"><text:s text:c="12"/>cout&lt;&lt;"Array is not sorted"&lt;&lt;endl;</text:p>
      <text:p text:style-name="Standard"><text:s text:c="8"/>}</text:p>
      <text:p text:style-name="Standard"><text:s text:c="8"/>sort(arr,arr+size);</text:p>
      <text:p text:style-name="Standard"><text:s text:c="4"/>}</text:p>
      <text:p text:style-name="Standard"><text:s text:c="4"/>int linearSearchIterative(int size,int target)</text:p>
      <text:p text:style-name="Standard"><text:s text:c="4"/>{</text:p>
      <text:p text:style-name="Standard"><text:s text:c="8"/>int i=0;</text:p>
      <text:p text:style-name="Standard"><text:s text:c="8"/>for(int i=0;i&lt;size;i++)</text:p>
      <text:p text:style-name="Standard"><text:s text:c="8"/>{</text:p>
      <text:p text:style-name="Standard"><text:s text:c="12"/>if(arr[i]==target)</text:p>
      <text:p text:style-name="Standard"><text:s text:c="12"/>{</text:p>
      <text:p text:style-name="Standard"><text:s text:c="16"/>return i;</text:p>
      <text:p text:style-name="Standard"><text:s text:c="12"/>}</text:p>
      <text:p text:style-name="Standard"><text:s text:c="8"/>}</text:p>
      <text:p text:style-name="Standard"><text:s text:c="8"/>return -1;</text:p>
      <text:p text:style-name="Standard"><text:s text:c="4"/>}</text:p>
      <text:p text:style-name="Standard"><text:s text:c="4"/>int linearSearchRecursive(int size,int target)</text:p>
      <text:p text:style-name="Standard"><text:s text:c="4"/>{</text:p>
      <text:p text:style-name="Standard"><text:s text:c="8"/>static int i=0;</text:p>
      <text:p text:style-name="Standard"><text:s text:c="8"/>if(arr[i]==target)</text:p>
      <text:p text:style-name="Standard"><text:s text:c="8"/>{</text:p>
      <text:p text:style-name="Standard"><text:s text:c="12"/>return i;</text:p>
      <text:p text:style-name="Standard"><text:soft-page-break/><text:s text:c="8"/>}</text:p>
      <text:p text:style-name="Standard"><text:s text:c="8"/>if(i&gt;size)</text:p>
      <text:p text:style-name="Standard"><text:s text:c="8"/>{</text:p>
      <text:p text:style-name="Standard"><text:s text:c="12"/>return -1;</text:p>
      <text:p text:style-name="Standard"><text:s text:c="8"/>}</text:p>
      <text:p text:style-name="Standard"><text:s text:c="8"/>i++;</text:p>
      <text:p text:style-name="Standard"><text:s text:c="8"/>return linearSearchRecursive(size,target);</text:p>
      <text:p text:style-name="Standard"><text:s text:c="4"/>}</text:p>
      <text:p text:style-name="Standard"><text:s text:c="4"/>int binarySearchIterative(int start,int size,int target)</text:p>
      <text:p text:style-name="Standard"><text:s text:c="4"/>{</text:p>
      <text:p text:style-name="Standard"><text:s text:c="8"/>int mid;</text:p>
      <text:p text:style-name="Standard"><text:s text:c="8"/>mid=(start+size)/2;</text:p>
      <text:p text:style-name="Standard"><text:s text:c="8"/>while(start&lt;=size)</text:p>
      <text:p text:style-name="Standard"><text:s text:c="8"/>{</text:p>
      <text:p text:style-name="Standard"><text:s text:c="12"/>if(arr[mid]==target)</text:p>
      <text:p text:style-name="Standard"><text:s text:c="12"/>{</text:p>
      <text:p text:style-name="Standard"><text:s text:c="16"/>return mid;</text:p>
      <text:p text:style-name="Standard"><text:s text:c="12"/>}</text:p>
      <text:p text:style-name="Standard"><text:s text:c="12"/>else</text:p>
      <text:p text:style-name="Standard"><text:s text:c="12"/>{</text:p>
      <text:p text:style-name="Standard"><text:s text:c="16"/>if(target&lt;arr[mid])</text:p>
      <text:p text:style-name="Standard"><text:s text:c="16"/>{</text:p>
      <text:p text:style-name="Standard"><text:s text:c="20"/>size=mid-1;</text:p>
      <text:p text:style-name="Standard"><text:s text:c="16"/>}</text:p>
      <text:p text:style-name="Standard"><text:s text:c="16"/>if(target&gt;arr[mid])</text:p>
      <text:p text:style-name="Standard"><text:s text:c="16"/>{</text:p>
      <text:p text:style-name="Standard"><text:s text:c="20"/>start=mid+1;</text:p>
      <text:p text:style-name="Standard"><text:s text:c="16"/>}</text:p>
      <text:p text:style-name="Standard"><text:s text:c="12"/>}</text:p>
      <text:p text:style-name="Standard"><text:s text:c="12"/>mid=(start+size)/2;</text:p>
      <text:p text:style-name="Standard"><text:s text:c="8"/>}</text:p>
      <text:p text:style-name="Standard"><text:s text:c="8"/>return -1;</text:p>
      <text:p text:style-name="Standard"><text:s text:c="4"/>}</text:p>
      <text:p text:style-name="Standard"><text:s text:c="4"/>int binarySearchRecursive(int start,int size,int target)</text:p>
      <text:p text:style-name="Standard"><text:s text:c="4"/>{</text:p>
      <text:p text:style-name="Standard"><text:s text:c="8"/>int mid=(start+size)/2;</text:p>
      <text:p text:style-name="Standard"><text:s text:c="8"/>if(arr[mid]==target)</text:p>
      <text:p text:style-name="Standard"><text:s text:c="8"/>{</text:p>
      <text:p text:style-name="Standard"><text:s text:c="12"/>return mid;</text:p>
      <text:p text:style-name="Standard"><text:s text:c="8"/>}</text:p>
      <text:p text:style-name="Standard"><text:s text:c="8"/>if(start==size)</text:p>
      <text:p text:style-name="Standard"><text:s text:c="8"/>{</text:p>
      <text:p text:style-name="Standard"><text:s text:c="12"/>return -1;</text:p>
      <text:p text:style-name="Standard"><text:s text:c="8"/>}</text:p>
      <text:p text:style-name="Standard"><text:s text:c="8"/>if(target&gt;arr[mid])</text:p>
      <text:p text:style-name="Standard"><text:s text:c="8"/>{</text:p>
      <text:p text:style-name="Standard"><text:s text:c="12"/>return binarySearchRecursive(mid+1,size,target);</text:p>
      <text:p text:style-name="Standard"><text:s text:c="8"/>}</text:p>
      <text:p text:style-name="Standard"><text:s text:c="8"/>if(target&lt;arr[mid])</text:p>
      <text:p text:style-name="Standard"><text:s text:c="8"/>{</text:p>
      <text:p text:style-name="Standard"><text:s text:c="12"/>return binarySearchRecursive(start,mid,target);</text:p>
      <text:p text:style-name="Standard"><text:s text:c="8"/>}</text:p>
      <text:p text:style-name="Standard"><text:soft-page-break/><text:s text:c="8"/>return mid;</text:p>
      <text:p text:style-name="Standard"><text:s text:c="4"/>}</text:p>
      <text:p text:style-name="Standard">};</text:p>
      <text:p text:style-name="Standard">int main()</text:p>
      <text:p text:style-name="Standard">{</text:p>
      <text:p text:style-name="Standard"><text:s text:c="4"/>int size;</text:p>
      <text:p text:style-name="Standard"><text:s text:c="4"/>cout&lt;&lt;"Enter the size ";</text:p>
      <text:p text:style-name="Standard"><text:s text:c="4"/>cin&gt;&gt;size;</text:p>
      <text:p text:style-name="Standard"><text:s text:c="4"/>int target;</text:p>
      <text:p text:style-name="Standard"><text:s text:c="4"/>cout&lt;&lt;endl&lt;&lt;"Enter the target that you want to find ";</text:p>
      <text:p text:style-name="Standard"><text:s text:c="4"/>cin&gt;&gt;target;</text:p>
      <text:p text:style-name="Standard"><text:s text:c="4"/>SearchingAlgo s(size,target);</text:p>
      <text:p text:style-name="Standard"><text:s text:c="4"/>int index;</text:p>
      <text:p text:style-name="Standard"><text:s text:c="4"/>int which;</text:p>
      <text:p text:style-name="Standard"><text:s text:c="4"/>cout&lt;&lt;endl&lt;&lt;"Enter 1 for linearSearchIterative"&lt;&lt;endl;;</text:p>
      <text:p text:style-name="Standard"><text:s text:c="4"/>cout&lt;&lt;"Enter 2 for linearSearchRecursive"&lt;&lt;endl;</text:p>
      <text:p text:style-name="Standard"><text:s text:c="4"/>cout&lt;&lt;"Enter 3 for binarySearchIterative"&lt;&lt;endl;</text:p>
      <text:p text:style-name="Standard"><text:s text:c="4"/>cout&lt;&lt;"Enter 4 for binarySearchRecursive"&lt;&lt;endl;</text:p>
      <text:p text:style-name="Standard"><text:s text:c="4"/>cin&gt;&gt;which;</text:p>
      <text:p text:style-name="Standard"><text:s text:c="4"/>switch(which)</text:p>
      <text:p text:style-name="Standard"><text:s text:c="4"/>{</text:p>
      <text:p text:style-name="Standard"><text:s text:c="8"/>case 1:</text:p>
      <text:p text:style-name="Standard"><text:s text:c="8"/>{</text:p>
      <text:p text:style-name="Standard"><text:s text:c="12"/>int index=s.linearSearchIterative(size,target);</text:p>
      <text:p text:style-name="Standard"><text:s text:c="12"/>cout&lt;&lt;"The index is "&lt;&lt;index;</text:p>
      <text:p text:style-name="Standard"><text:s text:c="12"/>break;</text:p>
      <text:p text:style-name="Standard"><text:s text:c="8"/>}</text:p>
      <text:p text:style-name="Standard"><text:s text:c="8"/>case 2:</text:p>
      <text:p text:style-name="Standard"><text:s text:c="8"/>{</text:p>
      <text:p text:style-name="Standard"><text:s text:c="12"/>index=s.linearSearchRecursive(size-1,target);</text:p>
      <text:p text:style-name="Standard"><text:s text:c="12"/>cout&lt;&lt;"The index is "&lt;&lt;index;</text:p>
      <text:p text:style-name="Standard"><text:s text:c="12"/>break;</text:p>
      <text:p text:style-name="Standard"><text:s text:c="8"/>}</text:p>
      <text:p text:style-name="Standard"><text:s text:c="8"/>case 3:</text:p>
      <text:p text:style-name="Standard"><text:s text:c="8"/>{</text:p>
      <text:p text:style-name="Standard"><text:s text:c="12"/>index=s.binarySearchIterative(0,size-1,target);</text:p>
      <text:p text:style-name="Standard"><text:s text:c="12"/>cout&lt;&lt;"The index is "&lt;&lt;index;</text:p>
      <text:p text:style-name="Standard"><text:s text:c="12"/>break;</text:p>
      <text:p text:style-name="Standard"><text:s text:c="8"/>}</text:p>
      <text:p text:style-name="Standard"><text:s text:c="8"/>case 4:</text:p>
      <text:p text:style-name="Standard"><text:s text:c="8"/>{</text:p>
      <text:p text:style-name="Standard"><text:s text:c="12"/>index=s.binarySearchRecursive(0,size-1,target);</text:p>
      <text:p text:style-name="Standard"><text:s text:c="12"/>cout&lt;&lt;"The index is "&lt;&lt;index;</text:p>
      <text:p text:style-name="Standard"><text:s text:c="12"/>break;</text:p>
      <text:p text:style-name="Standard"><text:s text:c="8"/>}</text:p>
      <text:p text:style-name="Standard"><text:s text:c="8"/>defaut:</text:p>
      <text:p text:style-name="Standard"><text:s text:c="8"/>{</text:p>
      <text:p text:style-name="Standard"><text:s text:c="12"/>cout&lt;&lt;"This is wrong choice "&lt;&lt;endl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<text:soft-page-break/>output:</text:p>
      <text:p text:style-name="Standard">//linearSearchIterative</text:p>
      <text:p text:style-name="Standard">Enter the size 5</text:p>
      <text:p text:style-name="Standard"/>
      <text:p text:style-name="Standard">Enter the target that you want to find 3</text:p>
      <text:p text:style-name="Standard"/>
      <text:p text:style-name="Standard">Enter the array 3 1 2 5 4</text:p>
      <text:p text:style-name="Standard">Array is not sorted</text:p>
      <text:p text:style-name="Standard"/>
      <text:p text:style-name="Standard">Enter 1 for linearSearchIterative</text:p>
      <text:p text:style-name="Standard">Enter 2 for linearSearchRecursive</text:p>
      <text:p text:style-name="Standard">Enter 3 for binarySearchIterative</text:p>
      <text:p text:style-name="Standard">Enter 4 for binarySearchRecursive</text:p>
      <text:p text:style-name="Standard">1</text:p>
      <text:p text:style-name="Standard">The index is 0</text:p>
      <text:p text:style-name="Standard">//linearSearchRecursive</text:p>
      <text:p text:style-name="Standard">Enter the size 5</text:p>
      <text:p text:style-name="Standard"/>
      <text:p text:style-name="Standard">Enter the target that you want to find 6</text:p>
      <text:p text:style-name="Standard"/>
      <text:p text:style-name="Standard">Enter the array 5 2 1 6 4</text:p>
      <text:p text:style-name="Standard">Array is not sorted</text:p>
      <text:p text:style-name="Standard"/>
      <text:p text:style-name="Standard">Enter 1 for linearSearchIterative</text:p>
      <text:p text:style-name="Standard">Enter 2 for linearSearchRecursive</text:p>
      <text:p text:style-name="Standard">Enter 3 for binarySearchIterative</text:p>
      <text:p text:style-name="Standard">Enter 4 for binarySearchRecursive</text:p>
      <text:p text:style-name="Standard">2</text:p>
      <text:p text:style-name="Standard">The index is 3</text:p>
      <text:p text:style-name="Standard">//binarySearchIterative</text:p>
      <text:p text:style-name="Standard">Enter the size 5</text:p>
      <text:p text:style-name="Standard"/>
      <text:p text:style-name="Standard">Enter the target that you want to find 3</text:p>
      <text:p text:style-name="Standard"/>
      <text:p text:style-name="Standard">Enter the array 3 1 2 5 4</text:p>
      <text:p text:style-name="Standard">Array is not sorted</text:p>
      <text:p text:style-name="Standard"/>
      <text:p text:style-name="Standard">Enter 1 for linearSearchIterative</text:p>
      <text:p text:style-name="Standard">Enter 2 for linearSearchRecursive</text:p>
      <text:p text:style-name="Standard">Enter 3 for binarySearchIterative</text:p>
      <text:p text:style-name="Standard">Enter 4 for binarySearchRecursive</text:p>
      <text:p text:style-name="Standard">3</text:p>
      <text:p text:style-name="Standard">The index is 2</text:p>
      <text:p text:style-name="Standard">//binarySearchRecursive</text:p>
      <text:p text:style-name="Standard">Enter the size 5</text:p>
      <text:p text:style-name="Standard"/>
      <text:p text:style-name="Standard">Enter the target that you want to find 6</text:p>
      <text:p text:style-name="Standard"/>
      <text:p text:style-name="Standard">Enter the array 5 2 1 6 4</text:p>
      <text:p text:style-name="Standard">Array is not sorted</text:p>
      <text:p text:style-name="Standard"/>
      <text:p text:style-name="Standard">Enter 1 for linearSearchIterative</text:p>
      <text:p text:style-name="Standard"><text:soft-page-break/>Enter 2 for linearSearchRecursive</text:p>
      <text:p text:style-name="Standard">Enter 3 for binarySearchIterative</text:p>
      <text:p text:style-name="Standard">Enter 4 for binarySearchRecursive</text:p>
      <text:p text:style-name="Standard">4</text:p>
      <text:p text:style-name="Standard">The index is 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4T11:43:09.702369860</meta:creation-date>
    <dc:date>2024-02-04T11:44:50.298564192</dc:date>
    <meta:editing-duration>PT1M42S</meta:editing-duration>
    <meta:editing-cycles>1</meta:editing-cycles>
    <meta:document-statistic meta:table-count="0" meta:image-count="0" meta:object-count="0" meta:page-count="5" meta:paragraph-count="199" meta:word-count="454" meta:character-count="4411" meta:non-whitespace-character-count="2944"/>
    <meta:generator>LibreOffice/7.3.7.2$Linux_X86_64 LibreOffice_project/30$Build-2</meta:generator>
  </office:meta>
</office:document-meta>
</file>